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3">
      <style:paragraph-properties>
        <style:tab-stops>
          <style:tab-stop style:position="16.002cm" style:type="right" style:leader-style="dotted" style:leader-text="."/>
        </style:tab-stops>
      </style:paragraph-properties>
    </style:style>
    <style:style style:name="P4" style:family="paragraph" style:parent-style-name="Heading">
      <style:paragraph-properties fo:text-align="center" style:justify-single-word="false"/>
    </style:style>
    <style:style style:name="P5" style:family="paragraph" style:parent-style-name="Heading">
      <style:paragraph-properties fo:text-align="center" style:justify-single-word="false" fo:break-before="page"/>
    </style:style>
    <style:style style:name="P6" style:family="paragraph" style:parent-style-name="Contents_20_Heading">
      <style:paragraph-properties fo:text-align="center" style:justify-single-word="false"/>
    </style:style>
    <style:style style:name="P7" style:family="paragraph" style:parent-style-name="Text_20_body" style:list-style-name="L3"/>
    <style:style style:name="P8" style:family="paragraph" style:parent-style-name="Text_20_body" style:list-style-name="L5"/>
    <style:style style:name="P9" style:family="paragraph" style:parent-style-name="Text_20_body" style:list-style-name="L6"/>
    <style:style style:name="P10" style:family="paragraph" style:parent-style-name="Text_20_body" style:list-style-name="L7"/>
    <style:style style:name="P11" style:family="paragraph" style:parent-style-name="Text_20_body" style:list-style-name="L8"/>
    <style:style style:name="P12" style:family="paragraph" style:parent-style-name="Text_20_body" style:list-style-name="L9"/>
    <style:style style:name="P13" style:family="paragraph" style:parent-style-name="Text_20_body" style:list-style-name="L10"/>
    <style:style style:name="P14" style:family="paragraph" style:parent-style-name="Text_20_body" style:list-style-name="L4">
      <style:text-properties style:font-name="Times New Roman" fo:font-size="12pt" style:font-size-asian="12pt" style:font-size-complex="12pt"/>
    </style:style>
    <style:style style:name="P15" style:family="paragraph" style:parent-style-name="Text_20_body" style:list-style-name="L7">
      <style:text-properties style:text-underline-style="solid" style:text-underline-width="auto" style:text-underline-color="font-color"/>
    </style:style>
    <style:style style:name="P16" style:family="paragraph" style:parent-style-name="Text_20_body" style:list-style-name="L8">
      <style:text-properties style:text-underline-style="solid" style:text-underline-width="auto" style:text-underline-color="font-color"/>
    </style:style>
    <style:style style:name="P17" style:family="paragraph" style:parent-style-name="Text_20_body" style:list-style-name="L8">
      <style:text-properties style:text-underline-style="none"/>
    </style:style>
    <style:style style:name="P18" style:family="paragraph" style:parent-style-name="Heading_20_1">
      <style:paragraph-properties fo:break-before="page"/>
    </style:style>
    <style:style style:name="P19" style:family="paragraph" style:parent-style-name="Heading_20_2">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P20" style:family="paragraph" style:parent-style-name="Heading_20_3">
      <style:text-properties style:font-name="Times New Roman" fo:font-size="12pt" fo:font-weight="normal" style:font-size-asian="12pt" style:font-weight-asian="normal" style:font-size-complex="12pt" style:font-weight-complex="normal"/>
    </style:style>
    <style:style style:name="P21" style:family="paragraph" style:parent-style-name="Heading_20_3">
      <style:paragraph-properties fo:margin-left="-0.023cm" fo:margin-right="0cm" fo:text-indent="0cm" style:auto-text-indent="false">
        <style:tab-stops/>
      </style:paragraph-properties>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Times New Roman"/>
    </style:style>
    <style:style style:name="T4" style:family="text">
      <style:text-properties style:font-name="Times New Roman" fo:font-size="12pt" style:font-size-asian="12pt" style:font-size-complex="12pt"/>
    </style:style>
    <style:style style:name="T5" style:family="text">
      <style:text-properties style:font-name="Times New Roman" fo:font-size="12pt" fo:font-weight="normal" style:font-size-asian="12pt" style:font-weight-asian="normal" style:font-size-complex="12pt" style:font-weight-complex="normal"/>
    </style:style>
    <style:style style:name="T6" style:family="text">
      <style:text-properties fo:font-size="12pt"/>
    </style:style>
    <style:style style:name="T7" style:family="text">
      <style:text-properties fo:font-weight="normal"/>
    </style:style>
    <style:style style:name="T8" style:family="text">
      <style:text-properties style:font-size-asian="12pt"/>
    </style:style>
    <style:style style:name="T9" style:family="text">
      <style:text-properties style:font-weight-asian="normal"/>
    </style:style>
    <style:style style:name="T10" style:family="text">
      <style:text-properties style:font-size-complex="12pt"/>
    </style:style>
    <style:style style:name="T11" style:family="text">
      <style:text-properties style:font-weight-complex="normal"/>
    </style:style>
    <style:style style:name="T12" style:family="text">
      <style:text-properties style:font-name="Arial"/>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Table des matières</text:p>
          </text:index-title>
          <text:p text:style-name="P1">1. Présentation générale du problème<text:tab/>2</text:p>
          <text:p text:style-name="P2">1.1 Projet<text:tab/>2</text:p>
          <text:p text:style-name="P3">1.1.1 Finalité<text:tab/>2</text:p>
          <text:p text:style-name="P2">1.2 Contexte<text:tab/>2</text:p>
          <text:p text:style-name="P3">1.2.2 Etudes déjà effectuées<text:tab/>2</text:p>
          <text:p text:style-name="P3">1.2.5 Nature des prestations demandées<text:tab/>2</text:p>
          <text:p text:style-name="P3">1.2.6 Parties concernées<text:tab/>2</text:p>
          <text:p text:style-name="P2">1.3 Énoncé du besoin<text:tab/>3</text:p>
          <text:p text:style-name="P2">1.4 Environnement du produit<text:tab/>3</text:p>
          <text:p text:style-name="P2"/>
          <text:p text:style-name="P1">2. Expression fonctionnelle du besoin<text:tab/>4</text:p>
          <text:p text:style-name="P2">2.2 Critère d’appréciation et niveaux des critères<text:tab/>4</text:p>
          <text:p text:style-name="P2">2.1 Fonctions de service et de contraintes<text:tab/>4</text:p>
          <text:p text:style-name="P3">2.1.1 Fonctions de service principales<text:tab/>4</text:p>
          <text:p text:style-name="P3">2.1.2 Fonctions de service complémentaires<text:tab/>4</text:p>
          <text:p text:style-name="P3">2.1.3 Contraintes<text:tab/>4</text:p>
          <text:p text:style-name="P3"/>
          <text:p text:style-name="P1">3. Cadre de réponse<text:tab/>6</text:p>
          <text:p text:style-name="P2">3.1 Solutions de chaque fonction principale<text:tab/>6</text:p>
          <text:p text:style-name="P3">3.1.1.1 Partage de documents<text:tab/>6</text:p>
          <text:p text:style-name="P3">3.1.1.2 Gérer la connexion (connexion et droits)<text:tab/>6</text:p>
          <text:p text:style-name="P3">3.1.1.3 Agenda partagé (notifications de réunions et choix des cibles de partage)<text:tab/>6</text:p>
          <text:p text:style-name="P3">3.1.1.4 Messagerie privée<text:tab/>6</text:p>
          <text:p text:style-name="P3">3.1.1.5 Proposer un service multi-langues<text:tab/>6</text:p>
          <text:p text:style-name="P3">3.1.1.6 Interface ergonome et design attrayant<text:tab/>6</text:p>
          <text:p text:style-name="P2">3.2 Pour l'ensemble du produit<text:tab/>6</text:p>
          <text:p text:style-name="P3">3.2.5 Décomposition en sous-ensemble<text:tab/>6</text:p>
        </text:index-body>
      </text:table-of-content>
      <text:p text:style-name="P4"/>
      <text:p text:style-name="P5">Cahier des charges fonctionnel</text:p>
      <text:p text:style-name="Standard"/>
      <text:h text:style-name="Heading_20_1" text:outline-level="1">1. Présentation générale du problème</text:h>
      <text:h text:style-name="Heading_20_2" text:outline-level="2">1.1 Projet</text:h>
      <text:h text:style-name="Heading_20_3" text:outline-level="3">1.1.1 Finalité</text:h>
      <text:h text:style-name="P21" text:outline-level="3"><text:span text:style-name="T5">La finalité de ce projet est d'apporter une solution facile d'accès a l'intranet ainsi que proposer un intranet qui regroupe les différents départements de l'IUT</text:span></text:h>
      <text:h text:style-name="Heading_20_2" text:outline-level="2">1.2 Contexte</text:h>
      <text:h text:style-name="Heading_20_3" text:outline-level="3">1.2.2 Etudes déjà effectuées</text:h>
      <text:h text:style-name="P20" text:outline-level="3">Des études ont déjà été effectuées, basées sur les intranets actuels du département Informatique et du département des Carrières Juridiques.</text:h>
      <text:h text:style-name="P20" text:outline-level="3">Plusieurs manques principaux ont été observés :</text:h>
      <text:list xml:id="list33344788" text:style-name="L3">
        <text:list-item>
          <text:p text:style-name="P7">Espace commun pour tous les départements</text:p>
        </text:list-item>
        <text:list-item>
          <text:p text:style-name="P7">Espace commun pour le département informatique</text:p>
        </text:list-item>
        <text:list-item>
          <text:p text:style-name="P7">Espace commun pour les professeurs, les élèves...</text:p>
        </text:list-item>
        <text:list-item>
          <text:p text:style-name="P7">Partage de documents</text:p>
        </text:list-item>
        <text:list-item>
          <text:p text:style-name="P7">Mettre des documents sur les espaces communs</text:p>
        </text:list-item>
        <text:list-item>
          <text:p text:style-name="P7">Notifications plus simple (mail actuellement, contraignant)</text:p>
        </text:list-item>
        <text:list-item>
          <text:p text:style-name="P7">Organisation du menu : navigation actuelle difficile</text:p>
          <text:p text:style-name="P7"/>
        </text:list-item>
      </text:list>
      <text:list xml:id="list33361579" text:style-name="L10">
        <text:list-item>
          <text:list>
            <text:list-item>
              <text:list>
                <text:list-item>
                  <text:p text:style-name="P13"><text:span text:style-name="T12">Etudes menées sur des sujets voisins</text:span></text:p>
                  <text:p text:style-name="P13">Il existe des solutions déjà existantes qui facilitent la conception (CMS)</text:p>
                </text:list-item>
              </text:list>
            </text:list-item>
          </text:list>
        </text:list-item>
      </text:list>
      <text:p text:style-name="Text_20_body"/>
      <text:h text:style-name="Heading_20_3" text:outline-level="3">1.2.5 Nature des prestations demandées</text:h>
      <text:p text:style-name="Text_20_body">Prototype, pas de maintenance</text:p>
      <text:h text:style-name="Heading_20_3" text:outline-level="3">1.2.6 Parties concernées</text:h>
      <text:p text:style-name="Text_20_body">Chef de projet : Florian</text:p>
      <text:p text:style-name="Text_20_body">Directeur de projet : M. Francis Brunet-Manquat</text:p>
      <text:p text:style-name="Text_20_body">Maitrise d'ouvrage : IUT2 De Grenoble</text:p>
      <text:p text:style-name="Text_20_body"><text:soft-page-break/>Maitrise d'oeuvre : M<text:span text:style-name="T1">lle</text:span> Aurélie MISTRI, M<text:span text:style-name="T1">lle</text:span> Alexandra MONNIER, M<text:span text:style-name="T1">lle</text:span> Marie PAULI, M. Pierre-Julien MARTINEZ, M. Dorian LANDRISCINA, M. Florian PARRENO</text:p>
      <text:p text:style-name="Text_20_body">Utilisateurs : Toutes les personnes faisant partie de l'IUT : élèves, professeurs, personnel d'administration</text:p>
      <text:p text:style-name="Text_20_body">Demandeur : IUT</text:p>
      <text:h text:style-name="Heading_20_2" text:outline-level="2">1.3 Énoncé du besoin</text:h>
      <text:h text:style-name="P19" text:outline-level="2">aspect communautaire de l'Intranet entre toutes les personnes de tous les départements, zone de partage, d'échange et de communication</text:h>
      <text:list xml:id="list33317315" text:style-name="L4">
        <text:list-header>
          <text:p text:style-name="P14"/>
        </text:list-header>
      </text:list>
      <text:h text:style-name="Heading_20_2" text:outline-level="2">1.4 Environnement du produit</text:h>
      <text:list xml:id="list33345244" text:style-name="L5">
        <text:list-item>
          <text:p text:style-name="P8">Nécessité d'un serveur web </text:p>
        </text:list-item>
      </text:list>
      <text:list xml:id="list33323545" text:style-name="L5">
        <text:list-item>
          <text:p text:style-name="P8">Ordinateurs (pas de grosse puissance/configuration matérielle nécessaire)</text:p>
        </text:list-item>
        <text:list-item>
          <text:p text:style-name="P8">Maîtres d'oeuvre</text:p>
        </text:list-item>
      </text:list>
      <text:p text:style-name="Text_20_body"/>
      <text:h text:style-name="P18" text:outline-level="1">2. Expression fonctionnelle du besoin</text:h>
      <text:h text:style-name="Heading_20_2" text:outline-level="2">2.2 Critère d’appréciation et niveaux des critères</text:h>
      <text:list xml:id="list33329285" text:style-name="L6">
        <text:list-item>
          <text:p text:style-name="P9">Portabilité : Adapté aux navigateurs principaux (Firefox, Internet Explorer, Opera, Safari). <text:span text:style-name="T2">Niveau : Imposé</text:span></text:p>
        </text:list-item>
        <text:list-item>
          <text:p text:style-name="P9">Maintenabilité : Ré-utilisabilité, mises à jour possibles, dépannage si besoin, stabilité du logiciel. <text:span text:style-name="T2">Niveau : Révisable</text:span></text:p>
        </text:list-item>
        <text:list-item>
          <text:p text:style-name="P9">Capacité fonctionnelle : sécurité (de la connexion et des données), interopérabilité (capacité à fonctionner avec un autre logiciel). <text:span text:style-name="T2">Niveau : Imposé</text:span></text:p>
        </text:list-item>
        <text:list-item>
          <text:p text:style-name="P9">Fiabilité : <text:s/>système de backup, cohérence des données. <text:span text:style-name="T2">Niveau : Imposé</text:span></text:p>
        </text:list-item>
        <text:list-item>
          <text:p text:style-name="P9">Facilité d'utilisation : Ergonomie, compréhensibilité, design attrayant. <text:span text:style-name="T2">Niveau : Imposé</text:span></text:p>
        </text:list-item>
      </text:list>
      <text:h text:style-name="Heading_20_2" text:outline-level="2">2.1 Fonctions de service et de contraintes</text:h>
      <text:h text:style-name="Heading_20_3" text:outline-level="3">2.1.1 Fonctions de service principales</text:h>
      <text:list xml:id="list33343399" text:style-name="L7">
        <text:list-item>
          <text:p text:style-name="P15">Partage de documents</text:p>
          <text:p text:style-name="P10">L'intranet doit gérer le système de partage des documents (ajout, modification, suppression, déplacement d'un document), et doit aussi gérer les droits en fonction des utilisateurs. Par exemple, un élève ne pourra pas ajouter un document sur la page de module d'un professeur.</text:p>
          <text:p text:style-name="P10">Le système de partage de documents sur une page accessible par certains groupes d'utilisateurs doit aussi être possible.</text:p>
        </text:list-item>
        <text:list-item>
          <text:p text:style-name="P15">Gérer la connexion à l'intranet</text:p>
          <text:p text:style-name="P10">L'utilisateur se connecte <text:s/>via la page d'accueil de l'intranet commune à tout l'IUT. La combinaison pseudo/mot de passe déterminera sur quel intranet il se connectera, ainsi que ses droits, différents selon les utilisateurs, ou les groupes d'utilisateurs.</text:p>
        </text:list-item>
      </text:list>
      <text:p text:style-name="Text_20_body"/>
      <text:list xml:id="list34469782" text:continue-numbering="true" text:style-name="L7">
        <text:list-item>
          <text:p text:style-name="P15">Agenda partagé</text:p>
          <text:p text:style-name="P10">L'intranet doit proposer un système d'agenda partagé, ceci par département. Certains utilisateurs peuvent ajouter/modifier/supprimer(/déplacer??) des évènements (réunions, conférences, etc.), et peuvent choisir les cibles de partage de l'évènement (par utilisateur ou par groupe). Cela entraine une notification apparaissant aux utilisateurs conçernés.</text:p>
          <text:p text:style-name="P10"/>
        </text:list-item>
        <text:list-item>
          <text:p text:style-name="P15">Messagerie privée</text:p>
        </text:list-item>
      </text:list>
      <text:p text:style-name="Text_20_body"><text:tab/>L'intranet propose sa propre messagerie interne. Chaque utilisateur peut communiquer par messages visible uniquement par lui-même et la ou les cibles du message. Il peut envoyer des messages à un utilisateur de son département ou un groupe (certains groupes accessibles selon les droits de l'utilisateur), ou à un utilisateur d'un autre département.</text:p>
      <text:p text:style-name="Text_20_body"><text:tab/>Une notification apparaît lors de la réception d'un message. Un utilisateur peut aussi supprimer un message qu'il lui a été envoyé, cela ne supprimera pas le message du côté de l'envoyeur.</text:p>
      <text:p text:style-name="Text_20_body"/>
      <text:list xml:id="list34481948" text:continue-numbering="true" text:style-name="L7">
        <text:list-item>
          <text:p text:style-name="P15"><text:soft-page-break/>Proposer un service multi-langues</text:p>
          <text:p text:style-name="P10">L'intranet possède une fonctionnalité multilingue, accessible par tous et via un bouton disponible partout sur le site, ou dans le panneau de configuration du compte de l'utilisateur. Un utilisateur peut donc choisir une certaine langue. Le changement de langue reste effectif lors des prochaines reconnexions.</text:p>
        </text:list-item>
        <text:list-item>
          <text:p text:style-name="P15">Interface ergonome et design attrayant</text:p>
          <text:p text:style-name="P10">L'intranet se veut ergonome. Il possède donc un système d'accès aux données efficace, passant par des menus et sous-menus organisés et clairs. Cette ergonomie passe aussi par un design attrayant, celui-ci facilitant la compréhension de l'organisation du site.</text:p>
          <text:p text:style-name="P10">L'intranet possède aussi une Foire aux Questions ainsi qu'un plan du site aidant à visualiser sa structure.</text:p>
        </text:list-item>
      </text:list>
      <text:h text:style-name="Heading_20_3" text:outline-level="3">2.1.2 Fonctions de service complémentaires</text:h>
      <text:list xml:id="list33335554" text:style-name="L8">
        <text:list-item>
          <text:p text:style-name="P16">Gestion des notes</text:p>
          <text:p text:style-name="P11">L'intranet pourrait aussi proposer un système de gestion des notes. Un utilisateur ayant les droits requis (donc appartenant au groupe des professeurs) peut enregistrer les notes de ses élèves pour sa matière. Il peut aussi les modifier et les consulter. Les autres professeurs peuvent aussi les consulter. Un utilisateur élève ne peut que consulter ses propres notes.</text:p>
          <text:p text:style-name="P11"/>
        </text:list-item>
        <text:list-item>
          <text:p text:style-name="P16">Gestion des absences</text:p>
          <text:p text:style-name="P11">Un utilisateur appartenant au groupe professeur peut entrer les absences de ses propres élèves pour sa matière. Il peut ensuite en supprimer, si elles ne sont pas justifiées. Une absence entrée par un professeur n'est pas justifiée . Seul un utilisateur ayant les droits requis peut justifier une absence. Une absence justifiée ne peut plus être supprimée que par un des utilisateur ayant ce droit. (ou pas??)</text:p>
          <text:p text:style-name="P11"/>
        </text:list-item>
        <text:list-item>
          <text:p text:style-name="P16">Adaptation sous android</text:p>
          <text:p text:style-name="P11">L'intranet de l'IUT pourrait aussi être disponible sous forme d'application android, en proposant les mêmes fonctionnalités.</text:p>
        </text:list-item>
        <text:list-item>
          <text:p text:style-name="P16">Forum</text:p>
          <text:p text:style-name="P11">Un forum pourrait aussi être rattaché au site, ne nécessitant pas de reconnexion et appliquant lui aussi un système de gestion des droits et des sections visibles selon l'utilisateur.</text:p>
          <text:p text:style-name="P11">En effet un utilisateur aurait accès à des sections selon le ou les groupes auquel il appartient.</text:p>
          <text:p text:style-name="P11"/>
        </text:list-item>
        <text:list-item>
          <text:p text:style-name="P16">Emploi du temps</text:p>
          <text:p text:style-name="P11">Le site proposerait aussi un système d'emploi du temps. Chaque utilisateur verrait la partie le conçernant, mais aurait aussi possibilité d'accéder à l'emploi du temps d'autres utilisateurs, selon ses droits.</text:p>
        </text:list-item>
        <text:list-item>
          <text:p text:style-name="P16">Exportation de l'emploi du temps vers Google Agenda</text:p>
          <text:p text:style-name="P17">L'intranet pourrait aussi gérer <text:s/>le passage de l'emploi du temps vers Google Agenda. Un lien sur l'intranet l'enverrait à cet endroit.</text:p>
          <text:p text:style-name="P11"/>
        </text:list-item>
      </text:list>
      <text:h text:style-name="Heading_20_3" text:outline-level="3"><text:soft-page-break/>2.1.3 Contraintes</text:h>
      <text:list xml:id="list34488759" text:continue-list="list33345244" text:style-name="L9">
        <text:list-item>
          <text:p text:style-name="P12">Utilisation de PHP 5.3</text:p>
        </text:list-item>
        <text:list-item>
          <text:p text:style-name="P12">Nécessité d'un serveur web (Apache + serveur SQL)</text:p>
        </text:list-item>
        <text:list-item>
          <text:p text:style-name="P12">Utilisation CSS 3</text:p>
        </text:list-item>
        <text:list-item>
          <text:p text:style-name="P12">Arriver à un résultat meilleur que l'intranet actuel sur les fonctions principales</text:p>
        </text:list-item>
        <text:list-item>
          <text:p text:style-name="P12">Partage de fichier nécessaire aux concepteurs (codes sources, cahier des charges...) : GIT</text:p>
        </text:list-item>
        <text:list-item>
          <text:p text:style-name="P12">Gestion des droits</text:p>
        </text:list-item>
      </text:list>
      <text:h text:style-name="P18" text:outline-level="1">3. Cadre de réponse</text:h>
      <text:h text:style-name="Heading_20_2" text:outline-level="2">3.1 Solutions de chaque fonction principale</text:h>
      <text:h text:style-name="Heading_20_3" text:outline-level="3">3.1.1.1 Partage de documents</text:h>
      <text:p text:style-name="Text_20_body">Le partage de documents est possible en stockant et en répertoriant les fichiers physiques dans une base de donnée.</text:p>
      <text:h text:style-name="Heading_20_3" text:outline-level="3">3.1.1.2 Gérer la connexion (connexion et droits)</text:h>
      <text:p text:style-name="Text_20_body">La connexion est gérée via une interface de connexion comprenant un login (unique pour chaque utilisateur) et un mot de passe (crypté). L'affectation des droits et la redirection vers l'un des départements s'effectuerait elle aussi lors de la connexion (donc page d'accueil avant la connexion unique). Suivant le département, une page d'accueil post-connexion différente sera affichée.</text:p>
      <text:h text:style-name="Heading_20_3" text:outline-level="3">3.1.1.3 Agenda partagé (notifications de réunions et choix des cibles de partage)</text:h>
      <text:p text:style-name="Text_20_body">Notifications par rapport à la date de dernière connexion et des dates des évènements à venir.</text:p>
      <text:h text:style-name="Heading_20_3" text:outline-level="3">3.1.1.4 Messagerie privée</text:h>
      <text:p text:style-name="Text_20_body">Stockage par fichiers ou base de données...</text:p>
      <text:h text:style-name="Heading_20_3" text:outline-level="3">3.1.1.5 Proposer un service multi-langues</text:h>
      <text:h text:style-name="P20" text:outline-level="3">Le Framework propose une option multilingue.</text:h>
      <text:h text:style-name="Heading_20_3" text:outline-level="3">3.1.1.6 Interface ergonome et design attrayant</text:h>
      <text:p text:style-name="Text_20_body">Utilisation du bootstrap Twitter</text:p>
      <text:h text:style-name="Heading_20_2" text:outline-level="2">3.2 Pour l'ensemble du produit</text:h>
      <text:h text:style-name="Heading_20_3" text:outline-level="3">3.2.5 Décomposition en sous-ensemble</text:h>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creation-date>2011-10-24T10:27:08</meta:creation-date>
    <dc:date>2011-11-17T14:34:50.84</dc:date>
    <meta:editing-duration>PT02H59M04S</meta:editing-duration>
    <meta:editing-cycles>59</meta:editing-cycles>
    <meta:generator>OpenOffice.org/3.0$Win32 OpenOffice.org_project/300m15$Build-9379</meta:generator>
    <meta:document-statistic meta:table-count="0" meta:image-count="0" meta:object-count="0" meta:page-count="7" meta:paragraph-count="120" meta:word-count="1342" meta:character-count="8799"/>
    <meta:user-defined meta:name="Info 1"/>
    <meta:user-defined meta:name="Info 2"/>
    <meta:user-defined meta:name="Info 3"/>
    <meta:user-defined meta:name="Info 4"/>
  </office:meta>
</office:document-meta>
</file>